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2">
          <table:table-cell table:number-columns-repeated="2"/>
          <table:table-cell office:value-type="float" office:value="-0.8">
            <text:p>-0.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table:formula="of:=SQRT( ([.E3]*[.E3])+([.F3]*[.F3]))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formula="of:=[.E3]*[.E3]-[.F3]*[.F3]+[.C3]" office:value-type="float" office:value="-0.8">
            <text:p>-0.8</text:p>
          </table:table-cell>
          <table:table-cell table:formula="of:=2*[.E3]*[.F3]+[.D3]" office:value-type="float" office:value="0.3">
            <text:p>0.3</text:p>
          </table:table-cell>
          <table:table-cell table:formula="of:=SQRT( ([.E4]*[.E4])+([.F4]*[.F4]))" office:value-type="float" office:value="0.854400374531753">
            <text:p>0.8544003745</text:p>
          </table:table-cell>
        </table:table-row>
        <table:table-row table:style-name="ro2">
          <table:table-cell table:number-columns-repeated="4"/>
          <table:table-cell table:formula="of:=[.E4]*[.E4]-[.F4]*[.F4]+[.C3]" office:value-type="float" office:value="-0.25">
            <text:p>-0.25</text:p>
          </table:table-cell>
          <table:table-cell table:formula="of:=2*[.E4]*[.F4]+[.D3]" office:value-type="float" office:value="-0.18">
            <text:p>-0.18</text:p>
          </table:table-cell>
          <table:table-cell table:formula="of:=SQRT( ([.E5]*[.E5])+([.F5]*[.F5]))" office:value-type="float" office:value="0.308058436014987">
            <text:p>0.308058436</text:p>
          </table:table-cell>
        </table:table-row>
        <table:table-row table:style-name="ro2">
          <table:table-cell table:number-columns-repeated="4"/>
          <table:table-cell table:formula="of:=[.E5]*[.E5]-[.F5]*[.F5]+[.C3]" office:value-type="float" office:value="-0.7699">
            <text:p>-0.7699</text:p>
          </table:table-cell>
          <table:table-cell table:formula="of:=2*[.E5]*[.F5]+[.D3]" office:value-type="float" office:value="0.39">
            <text:p>0.39</text:p>
          </table:table-cell>
          <table:table-cell table:formula="of:=SQRT( ([.E6]*[.E6])+([.F6]*[.F6]))" office:value-type="float" office:value="0.863044616459659">
            <text:p>0.8630446165</text:p>
          </table:table-cell>
        </table:table-row>
        <table:table-row table:style-name="ro2">
          <table:table-cell table:number-columns-repeated="4"/>
          <table:table-cell table:formula="of:=[.E6]*[.E6]-[.F6]*[.F6]+[.C3]" office:value-type="float" office:value="-0.35935399">
            <text:p>-0.35935399</text:p>
          </table:table-cell>
          <table:table-cell table:formula="of:=2*[.E6]*[.F6]+[.D3]" office:value-type="float" office:value="-0.300522">
            <text:p>-0.300522</text:p>
          </table:table-cell>
          <table:table-cell table:formula="of:=SQRT( ([.E7]*[.E7])+([.F7]*[.F7]))" office:value-type="float" office:value="0.468453586402026">
            <text:p>0.4684535864</text:p>
          </table:table-cell>
        </table:table-row>
        <table:table-row table:style-name="ro2">
          <table:table-cell table:number-columns-repeated="4"/>
          <table:table-cell table:formula="of:=[.E7]*[.E7]-[.F7]*[.F7]+[.C3]" office:value-type="float" office:value="-0.76117818235508">
            <text:p>-0.7611781824</text:p>
          </table:table-cell>
          <table:table-cell table:formula="of:=2*[.E7]*[.F7]+[.D3]" office:value-type="float" office:value="0.51598755956556">
            <text:p>0.5159875596</text:p>
          </table:table-cell>
          <table:table-cell table:formula="of:=SQRT( ([.E8]*[.E8])+([.F8]*[.F8]))" office:value-type="float" office:value="0.919584355521453">
            <text:p>0.9195843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ghar Nassim</meta:initial-creator>
    <meta:creation-date>2014-02-12T10:00:46</meta:creation-date>
    <dc:date>2014-02-12T12:20:44</dc:date>
    <dc:creator>Amghar Nassim</dc:creator>
    <meta:editing-duration>PT1H49M38S</meta:editing-duration>
    <meta:editing-cycles>1</meta:editing-cycles>
    <meta:document-statistic meta:table-count="1" meta:cell-count="25" meta:object-count="0"/>
    <meta:generator>LibreOffice/3.6$Linux_X86_64 LibreOffice_project/360m1$Build-2</meta:generator>
  </office:meta>
</office:document-meta>
</file>